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66cc" style:font-name="Courier New1"/>
    </style:style>
    <style:style style:name="P2" style:family="paragraph" style:parent-style-name="Standard">
      <style:text-properties style:font-name="Courier New1"/>
    </style:style>
    <style:style style:name="P3" style:family="paragraph" style:parent-style-name="Heading_20_1">
      <style:paragraph-properties fo:text-align="center" style:justify-single-word="false"/>
      <style:text-properties fo:color="#0066cc" style:font-name="Courier New1"/>
    </style:style>
    <style:style style:name="P4" style:family="paragraph" style:parent-style-name="Heading_20_2">
      <style:paragraph-properties fo:text-align="justify" style:justify-single-word="false"/>
      <style:text-properties fo:color="#111111" style:font-name="Courier New1"/>
    </style:style>
    <style:style style:name="P5" style:family="paragraph" style:parent-style-name="Heading_20_2" style:master-page-name="">
      <style:paragraph-properties fo:text-align="justify" style:justify-single-word="false" style:page-number="auto"/>
    </style:style>
    <style:style style:name="P6" style:family="paragraph" style:parent-style-name="Text_20_body">
      <style:text-properties fo:color="#111111" style:font-name="Courier New1"/>
    </style:style>
    <style:style style:name="P7" style:family="paragraph" style:parent-style-name="Text_20_body">
      <style:paragraph-properties fo:text-align="justify" style:justify-single-word="false"/>
      <style:text-properties fo:color="#111111" style:font-name="Courier New1"/>
    </style:style>
    <style:style style:name="P8" style:family="paragraph" style:parent-style-name="Text_20_body" style:list-style-name="L3">
      <style:paragraph-properties fo:text-align="justify" style:justify-single-word="false"/>
      <style:text-properties fo:color="#111111" style:font-name="Courier New1"/>
    </style:style>
    <style:style style:name="P9" style:family="paragraph" style:parent-style-name="Text_20_body">
      <style:paragraph-properties fo:margin-left="-0.023cm" fo:margin-right="0cm" fo:margin-top="0cm" fo:margin-bottom="0.212cm" fo:text-align="justify" style:justify-single-word="false" fo:text-indent="0cm" style:auto-text-indent="false"/>
      <style:text-properties fo:color="#111111" style:font-name="Courier New1"/>
    </style:style>
    <style:style style:name="T1" style:family="text">
      <style:text-properties fo:color="#0066cc"/>
    </style:style>
    <style:style style:name="T2" style:family="text">
      <style:text-properties fo:color="#0066cc" style:font-name="Courier New1"/>
    </style:style>
    <style:style style:name="T3" style:family="text">
      <style:text-properties fo:color="#000000" style:font-name="Menlo"/>
    </style:style>
    <style:style style:name="T4" style:family="text">
      <style:text-properties fo:color="#000000" style:font-name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3" text:outline-level="1">Manual de Usuario</text:h>
      <text:h text:style-name="P3" text:outline-level="1">App genProy</text:h>
      <text:p text:style-name="P1"/>
      <text:h text:style-name="Heading_20_2" text:outline-level="2"><text:span text:style-name="T1">Pantalla principal</text:span></text:h>
      <text:p text:style-name="P6"/>
      <text:p text:style-name="P7">Se despliegan los siguientes valores</text:p>
      <text:list xml:id="list3965152779619724920" text:style-name="L3">
        <text:list-item>
          <text:p text:style-name="P8">Nombre del proyecto</text:p>
        </text:list-item>
        <text:list-item>
          <text:p text:style-name="P8">Autor </text:p>
        </text:list-item>
        <text:list-item>
          <text:p text:style-name="P8">Correo</text:p>
        </text:list-item>
        <text:list-item>
          <text:p text:style-name="P8">Nombre contraparte</text:p>
        </text:list-item>
        <text:list-item>
          <text:p text:style-name="P8">Fecha de Comienzo de construcciòn</text:p>
        </text:list-item>
        <text:list-item>
          <text:p text:style-name="P8">Objetivo general</text:p>
        </text:list-item>
        <text:list-item>
          <text:p text:style-name="P8">pivote</text:p>
        </text:list-item>
      </text:list>
      <text:p text:style-name="P7">En el menu la primera opción es para definir datos</text:p>
      <text:p text:style-name="P7"/>
      <text:h text:style-name="P4" text:outline-level="2"><text:span text:style-name="T1">Menú--&gt;Definición de datos</text:span></text:h>
      <text:p text:style-name="P7">Se edita el directorio donde deben ser generado los datos y una lista del nombre fìsico de las tablas</text:p>
      <text:p text:style-name="P7">&lt;Editar Tabla&gt;&gt; Se puede editar el nombre fìsico de la tabla, y su objetivo.</text:p>
      <text:p text:style-name="P7">&lt;Editar Columnas&gt;&gt; Se pueden editar el nombre de las columnas y sus tipos de datos</text:p>
      <text:h text:style-name="P4" text:outline-level="2"><text:span text:style-name="T1">Generación de datos.</text:span></text:h>
      <text:p text:style-name="P7">Por cada tabla se genera un archivo con i) el contenido de la tabla ii)el archivo ffs asociado y iii) el trozo del archivo yaml asociado. iv) Correo con el asunto “$Proyecto data”.</text:p>
      <text:p text:style-name="P7">Las columnas que se desean implementar son</text:p>
      <text:p text:style-name="P7">String--&gt;Asunto,memo,nombre,fecha, hora, correo,rut</text:p>
      <text:p text:style-name="P7">Numericos-&gt;pesos,natural,entero,double</text:p>
      <text:p text:style-name="P7">Especiales-&gt;flag</text:p>
      <text:p text:style-name="P7"/>
      <text:h text:style-name="P5" text:outline-level="2"><text:soft-page-break/><text:span text:style-name="T2">Definición de pantallas Listadoras</text:span></text:h>
      <text:p text:style-name="P9">Nombre físico de la pantalla</text:p>
      <text:p text:style-name="P9">Directorio de generación</text:p>
      <text:p text:style-name="P9">Objetivo</text:p>
      <text:p text:style-name="P9">Tabla a listar (ordenado por,[where])</text:p>
      <text:p text:style-name="P9">Botones Cabecera:</text:p>
      <text:p text:style-name="P9"><text:tab/>Texto,icono,fx_s<text:span text:style-name="T4">caffold(trad01)</text:span></text:p>
      <text:p text:style-name="P9"><text:span text:style-name="T4"/></text:p>
      <text:p text:style-name="P9"><text:span text:style-name="T4">trad001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3-15T00:20:58</dc:date>
    <dc:creator>Máximo Meza</dc:creator>
    <meta:editing-duration>P1DT3M37S</meta:editing-duration>
    <meta:editing-cycles>22</meta:editing-cycles>
    <meta:generator>OpenOffice/4.1.6$Unix OpenOffice.org_project/416m1$Build-9790</meta:generator>
    <meta:document-statistic meta:table-count="0" meta:image-count="0" meta:object-count="0" meta:page-count="2" meta:paragraph-count="30" meta:word-count="171" meta:character-count="1066"/>
  </office:meta>
</office:document-meta>
</file>